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2.08cm" fo:break-before="auto" style:use-optimal-row-height="true"/>
    </style:style>
    <style:style style:name="ro10" style:family="table-row">
      <style:table-row-properties style:row-height="0.623cm" fo:break-before="auto" style:use-optimal-row-height="true"/>
    </style:style>
    <style:style style:name="ro11" style:family="table-row">
      <style:table-row-properties style:row-height="2.895cm" fo:break-before="auto" style:use-optimal-row-height="true"/>
    </style:style>
    <style:style style:name="ro12" style:family="table-row">
      <style:table-row-properties style:row-height="2.184cm" fo:break-before="auto" style:use-optimal-row-height="true"/>
    </style:style>
    <style:style style:name="ro13" style:family="table-row">
      <style:table-row-properties style:row-height="0.877cm" fo:break-before="auto" style:use-optimal-row-height="true"/>
    </style:style>
    <style:style style:name="ro14" style:family="table-row">
      <style:table-row-properties style:row-height="4.316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1.21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2.369cm" fo:break-before="auto" style:use-optimal-row-height="true"/>
    </style:style>
    <style:style style:name="ro20" style:family="table-row">
      <style:table-row-properties style:row-height="2.473cm" fo:break-before="auto" style:use-optimal-row-height="true"/>
    </style:style>
    <style:style style:name="ro21" style:family="table-row">
      <style:table-row-properties style:row-height="4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3">
            <text:p>0713 <text:s/>93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3">
            <text:p>0713 <text:s/>93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3">
            <text:p>0713 <text:s/>932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4">
            <text:p>0713 <text:s/>932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5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5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6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6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6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6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7">
            <text:p>0713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7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7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8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8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8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8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8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9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9">
            <text:p>0713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29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1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1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1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2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2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4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4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4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5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5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5">
            <text:p>0713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6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6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6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6">
            <text:p>0713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6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7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7">
            <text:p>0713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7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7">
            <text:p>0713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8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8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8">
            <text:p>0713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39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1">
            <text:p>0713 <text:s/>932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1">
            <text:p>0713 <text:s/>932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1">
            <text:p>0713 <text:s/>932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2">
            <text:p>0713 <text:s/>932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2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3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3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3">
            <text:p>0713 <text:s/>932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9999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9">
            <text:p>6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0">
            <text:p>7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1">
            <text:p>7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4">
            <text:p>7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5">
            <text:p>7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1011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3T09:32:59.44">
            <text:p>0713 <text:s/>932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7-13T09:32:59.44">
            <text:p>2021/7/13 9:32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3T09:32:59.44">
            <text:p>0713 <text:s/>932</text:p>
          </table:table-cell>
          <table:table-cell table:style-name="ce7" table:formula="of:=NOW()" office:value-type="date" office:date-value="2021-07-13T09:32:59.44">
            <text:p>0713 <text:s/>932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7-13T09:32:59.44">
            <text:p>0713 <text:s/>93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0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1">
          <table:table-cell table:style-name="ce2" table:formula="of:=CONCATENATE(&quot;(&quot;;MAX(a#ref!:a#ref!);&quot;)&quot;)" office:value-type="string" office:string-value="エラー:508">
            <text:p>エラー:508</text:p>
          </table:table-cell>
          <table:table-cell table:style-name="ce2" table:formula="of:=CONCATENATE(&quot;(&quot;;COUNTA(b#ref!:b#ref!);&quot;)&quot;)" office:value-type="string" office:string-value="エラー:508">
            <text:p>エラー:508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d#ref!:d#ref!);&quot;)&quot;)" office:value-type="string" office:string-value="エラー:508">
            <text:p>エラー:508</text:p>
          </table:table-cell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8T08:36:04.450001">
            <text:p>0708</text:p>
          </table:table-cell>
          <table:table-cell table:style-name="ce9" office:value-type="string">
            <text:p>v1-65</text:p>
          </table:table-cell>
          <table:table-cell table:style-name="ce18" office:value-type="string">
            <text:p>bạn sinh ra tại Việt năm ở đâu? / bạn đến Nhật bản từ đâu? / bạn đã đến Nhật bản khi nào. / tên của thị trấn của bạn, <text:s/>là gì? / năm nay, bạn bao nhiêu[much tuối[year?</text:p>
          </table:table-cell>
          <table:table-cell table:style-name="ce19" office:value-type="string" table:number-columns-spanned="2" table:number-rows-spanned="1">
            <text:p>どこで生まれましたか。どこから来ましたか。いつきましたか。町の名前はなんですか。今年、何歳ですか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1">
            <text:p>0713 <text:s/>93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(1) 먼저 크로마느. "뒹굴", 마사지. (2) 꽤 지나서야, 미케가 계단 아래 옹벽에서 나왔다. &lt;2&gt; 정위치 옹벽으로 돌아가기. (3) 미케에게는 마사지는 없이, 그대로 페이스트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2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środa, siós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2">
            <text:p>0713 <text:s/>9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dźwięki "dai-kan"-u. wczoraj te dźwięki wychodzili łatwo[easily. na dziurze pierwszym i drugim. (2) dźwięk "o-cu", na pierwszym dziurze. &lt;1&gt; warga dolna. wnętrze[inside tej, przesuwasz[move ją do przodu[forward. jego wnętrze jest skierowane[directed na zewnątrz[outside. &lt;2&gt; robiąc tak, powietrze[air porusza[move się po powierzchni[surface dolnej wargi, schodzi[descend do dziura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2">
            <text:p>0713 <text:s/>933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">
            <text:p>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09T11:08:57.320001">
            <text:p>0709</text:p>
          </table:table-cell>
          <table:table-cell table:style-name="ce9" office:value-type="string">
            <text:p>v1-22</text:p>
          </table:table-cell>
          <table:table-cell table:style-name="ce18" office:value-type="string">
            <text:p>tầng này là rộng. / bức tường đó là cao. / cái xô này là nặng.</text:p>
          </table:table-cell>
          <table:table-cell table:style-name="ce19" office:value-type="string" table:number-columns-spanned="2" table:number-rows-spanned="1">
            <text:p>この床は、広いです。あの壁は、高いです。このバケツは、重いで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2">
            <text:p>0713 <text:s/>9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2">
            <text:p>2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/ (1) 비가 내리고 있지만, 크로는 지상에 내려왔었다. &lt;2&gt; 서둘러 크로를 안아하고 옹벽으로 돌아가기. (2) 크로를 옹벽 위에 두었던 무렵, 미케가 울리면서 옹벽의 보도 쪽에서 달려왔다. (3) 우산을 펼쳐, 두 마리 위에 두려고 했다. &lt;2&gt; 그러자 먼저 미케는 서둘러 돌출 방향으로 도망하려고 한다. &lt;3&gt; 잠시 후 우산 아래에 들어왔다. (4) 페이스트, 그리고, 고체. &lt;2&gt; 고체는 4 번 정도 주었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3">
            <text:p>3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czwartek, ósm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4">
            <text:p>4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mogłem wydmuchać na dziurze pierwszym i drugim. &lt;2&gt; nie przez przypadek[by-accident~&lt;1; starałem[tried się, aby moje usta ukształtować[shape tak, i kiedy nadałem[give im zamierzony[intended kształt, wychodił dźwięk "dai-kan"-u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">
            <text:p>9</text:p>
          </table:table-cell>
          <table:table-cell table:style-name="ce3" table:formula="of:=[.B9]+1" office:value-type="float" office:value="5">
            <text:p>5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خميس، الثامن من تموز.</text:p>
          </table:table-cell>
          <table:table-cell table:style-name="ce19"/>
          <table:table-cell table:style-name="ce19" office:value-type="string">
            <text:p>it was thursday, the eigh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6">
            <text:p>6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پنجشنبه، هشتم ماه ژوئیه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7">
            <text:p>7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</text:p>
          </table:table-cell>
          <table:table-cell table:style-name="ce19" office:value-type="string">
            <text:p>fi'l'aamisi</text:p>
          </table:table-cell>
          <table:table-cell table:style-name="ce19" office:value-type="string">
            <text:p>I did not buy, yesterda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8">
            <text:p>8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 قهوه می نوشم</text:p>
          </table:table-cell>
          <table:table-cell table:style-name="ce19" office:value-type="string">
            <text:p>qafve / miy'nuwsham[drink</text:p>
          </table:table-cell>
          <table:table-cell table:style-name="ce19" office:value-type="string">
            <text:p>I drank coffee yesterda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4">
            <text:p>0713 <text:s/>9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0T08:49:18.91">
            <text:p>0710</text:p>
          </table:table-cell>
          <table:table-cell table:style-name="ce9" office:value-type="string">
            <text:p>v1-56</text:p>
          </table:table-cell>
          <table:table-cell table:style-name="ce18" office:value-type="string">
            <text:p>cái sợi dây này là rất nhẹ. / có lẽ, bạn có thể có nó một mình. / bạn có thể mang nó qua đó cho tôi, không? / tấm ván này rất nặng. bạn không cần phải di chuyển nó bây giờ. có lẽ, sau nay.</text:p>
          </table:table-cell>
          <table:table-cell table:style-name="ce19" office:value-type="string" table:number-columns-spanned="2" table:number-rows-spanned="1">
            <text:p>このロープは、とても軽いです。一人で持てるでしょう。あそこへ、運んでもらえますか？/ この板は、とても重いです。動かす必要はありません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5">
            <text:p>0713 <text:s/>93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2-21</text:p>
          </table:table-cell>
          <table:table-cell table:style-name="ce18" office:value-type="string">
            <text:p>hẹn[appointment gặp[meet lại. / chúc[have bạn sẽ có một ngày tốt[good lành. / bảo trọng bạn / cảm ơn vì[for sự[help~1 giúp đỡ[from của bạn ngày hôm nay</text:p>
          </table:table-cell>
          <table:table-cell table:style-name="ce19" office:value-type="string" table:number-columns-spanned="2" table:number-rows-spanned="1">
            <text:p>see you again. / have a nice day. / take care. / thank you for your help today.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5">
            <text:p>0713 <text:s/>93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비가 좀 내리고 있었기 때문에 어제 처럼 우산을 두 마리 위에 두었다. &lt;2&gt; 이 번엔 미케는 순간 우산을 보고 도망하려고 했지만, 즉시 우산 아래으로 들어왔다. (2) 이제 그만하려고 생각하고 우산을 옹벽에서 분리하면, 미케는 즉시 울타리 속으로 들어간다. &lt;2&gt; 하지만, 크로는 거기에 머문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6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to był piątek, dziewią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, tzn., bez nieco skrzypiącego dźwięku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3</text:p>
          </table:table-cell>
          <table:table-cell table:style-name="ce18" office:value-type="string" table:number-columns-spanned="3" table:number-rows-spanned="1">
            <text:p>shino : (1) "dai-kan". znowu, na dziurze pierwszym i drugim, dźwięki wychodzili gładko[smoothly, tzn., bez nieco skrzypiącego[creaky dźwięku. (2) myśl : &lt;1&gt; wygląda to, że sposób wydmuchania "kan"-u, możesz też najpierw starasz wydmuchać dźwięki "dai-kan", a potem, schodzisz[go-down do dźwięków "kan"-u. &lt;2&gt; tym sposobie, kształtwanie ust staje[become się łatwiejsze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جمعة، التاسع من تموز.</text:p>
          </table:table-cell>
          <table:table-cell table:style-name="ce19"/>
          <table:table-cell table:style-name="ce19" office:value-type="string">
            <text:p>it was friday, the nin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جمعه، نهم ماه ژوئیه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لم أشتري في الامس. / ذهبت إلى الحديقة فقط.</text:p>
          </table:table-cell>
          <table:table-cell table:style-name="ce19" office:value-type="string">
            <text:p>faqa[just</text:p>
          </table:table-cell>
          <table:table-cell table:style-name="ce19" office:value-type="string">
            <text:p>i only went to the park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2">
            <text:p>22</text:p>
          </table:table-cell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ديروز، من دوباره قهوه می نوشم. / من هم چای می نوشم.</text:p>
          </table:table-cell>
          <table:table-cell table:style-name="ce19" office:value-type="string">
            <text:p>ham[also / chaay[tea</text:p>
          </table:table-cell>
          <table:table-cell table:style-name="ce19" office:value-type="string">
            <text:p>yesterday i drank coffee again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7">
            <text:p>0713 <text:s/>933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3">
            <text:p>2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1T09:30:36.89">
            <text:p>0711</text:p>
          </table:table-cell>
          <table:table-cell table:style-name="ce9" office:value-type="string">
            <text:p>v1-51</text:p>
          </table:table-cell>
          <table:table-cell table:style-name="ce18" office:value-type="string">
            <text:p>anh ấy nói anh ấy muốn nghỉ ngơi. / anh ấy nói rằng anh ấy không được[get khỏe[robust. / anh ấy bây giờ cảm thấy thế[how~1 nào?</text:p>
          </table:table-cell>
          <table:table-cell table:style-name="ce19" office:value-type="string" table:number-columns-spanned="2" table:number-rows-spanned="1">
            <text:p>he says he wants to have a rest. / he says he is not feeling well. / he says he wants to sit down on the floor. / how does he feel?</text:p>
          </table:table-cell>
          <table:covered-table-cell table:style-name="ce19" office:value-type="string">
            <text:p>he says he wants to have a rest. / he says he is not feeling well. / he says he wants to sit down on the floor. / how does he feel?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8">
            <text:p>0713 <text:s/>9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v2-44</text:p>
          </table:table-cell>
          <table:table-cell table:style-name="ce18" office:value-type="string">
            <text:p>bạn có thể nắm cánh tay anh ấy không? / làm ơn, nắm xác anh ấy. / bạn có thể di chuyển những[these tấm[panel gỗ[wood này đi cho tôi được không? / tôi muống tạo[create khoảng[space trống[free cho anh ấy.</text:p>
          </table:table-cell>
          <table:table-cell table:style-name="ce19" office:value-type="string" table:number-columns-spanned="2" table:number-rows-spanned="1">
            <text:p>can you hold his arm? / please hold his body. / can you move these wood boards away for me? I want to make <text:s/>a space for him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8">
            <text:p>0713 <text:s/>933</text:p>
          </table:table-cell>
          <table:table-cell table:number-columns-repeated="1010"/>
        </table:table-row>
        <table:table-row table:style-name="ro12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정위치의 좀 앞에 도착한 때 크로가 내려왔다. &lt;2&gt; 이어, 미케도. (2) 대체로 평소의 일이지만, 크로를 옹벽에 올릴 때, 미케는 내 근처에 앉아 "냐아 냐아" 라고 울고, 올려달라고 호소한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a sobota, dziesią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7">
            <text:p>27</text:p>
          </table:table-cell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 table:number-columns-spanned="3" table:number-rows-spanned="1">
            <text:p>shino : (1) znowu "kan" i "dai-kan". jak na <text:s/>"dai-kan"-ie, dziury dla nich, wczoraj, prosto, pierwszy i drugi. (2) "dai-kan", kształt ust dla których, od wczoraj. &lt;2&gt; warga dolna, wysokość której, ta była lekko wyższa niż wysokość w dźwięku "kan"-u. &lt;3&gt; obu wargi, gdy w "dai-kan"-u, staje się bardziej zaciśnięte[tightened niż w "kan"-u. o tym, ale, nie jasne jeszcze w moim umyśle[mind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سبت، العاشر من تموز.</text:p>
          </table:table-cell>
          <table:table-cell table:style-name="ce19"/>
          <table:table-cell table:style-name="ce19" office:value-type="string">
            <text:p>it was saturday, the ten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شنبه، دهم ماه ژوئیه بود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أشتريت الفول السوداني أمس. / في المساء.</text:p>
          </table:table-cell>
          <table:table-cell table:style-name="ce20" office:value-type="string">
            <text:p>ashtariytu-l'fuwl[beans-a'suwdaaniya / fi'l'masaaI</text:p>
          </table:table-cell>
          <table:table-cell table:style-name="ce20" office:value-type="string">
            <text:p>I bought peanuts yesterday. in the evening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59">
            <text:p>0713 <text:s/>933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ديروز، يک مکعب يخ داخل نوشيدنی گذاشتم</text:p>
          </table:table-cell>
          <table:table-cell table:style-name="ce20" office:value-type="string">
            <text:p>mokya'ab[cube / yax[ice? / doxel[inside / nuwshiydnee?[drink / gazaashtam[yesterday</text:p>
          </table:table-cell>
          <table:table-cell table:style-name="ce20" office:value-type="string">
            <text:p>I put an ice cube in the drink yesterda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">
            <text:p>0713 <text:s/>933</text:p>
          </table:table-cell>
          <table:table-cell table:number-columns-repeated="1010"/>
        </table:table-row>
        <table:table-row table:style-name="ro11">
          <table:table-cell table:style-name="ce3" table:formula="of:=ROW()-1" office:value-type="float" office:value="32">
            <text:p>3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7-13T08:50:41.57">
            <text:p>0713</text:p>
          </table:table-cell>
          <table:table-cell table:style-name="ce9" office:value-type="string">
            <text:p>v-48</text:p>
          </table:table-cell>
          <table:table-cell table:style-name="ce18" office:value-type="string">
            <text:p>tại sao đầu anh ấy chảy máu? / ơ đâu anh ấy đánh đàu anh ấy, và khi nào? / làm thế nào, mà anh ấy bị rơi trên sàn? / làm sao bạn đến đây? tàu hỏa, hay, ô tô?</text:p>
          </table:table-cell>
          <table:table-cell table:style-name="ce19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">
            <text:p>0713 <text:s/>9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v-67</text:p>
          </table:table-cell>
          <table:table-cell table:style-name="ce18" office:value-type="string">
            <text:p>một hình[cylinder=1 trụ thoát nước. / nước. hình trụ. anh ta đổ[pour nước ra[out.</text:p>
          </table:table-cell>
          <table:table-cell table:style-name="ce19" office:value-type="string" table:number-columns-spanned="2" table:number-rows-spanned="1">
            <text:p>水を出す筒。水。筒。彼は、水を出します。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">
            <text:p>0713 <text:s/>933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k1</text:p>
          </table:table-cell>
          <table:table-cell table:style-name="ce18" office:value-type="string" table:number-columns-spanned="3" table:number-rows-spanned="1">
            <text:p>두 마리. (1) 공원에의 도착 시간은 대체로 7 시 45 분. &lt;2&gt; 일에서 집으로 돌아왔던 시간은 늦었다. (2) 크로는 옹벽에서 내려오려고 하지 않다. &lt;2&gt; 미케는 내가 그녀 뒷다리를 가볍게 두드리면, 내려왔다. (3) 크러에게 먼저 페이스트. 그러자 미케는 마사지 를 기다리지 않고 스스로 보도 쪽으로 돌아가고, 옹벽으로 올랐다.</text:p>
          </table:table-cell>
          <table:covered-table-cell table:number-columns-repeated="2"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1">
            <text:p>0713 <text:s/>933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35">
            <text:p>35</text:p>
          </table:table-cell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1</text:p>
          </table:table-cell>
          <table:table-cell table:style-name="ce18" office:value-type="string">
            <text:p>był poniedziałek, dwunasty lipca.</text:p>
          </table:table-cell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1">
            <text:p>0713 <text:s/>933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5">
            <text:p>5</text:p>
          </table:table-cell>
          <table:table-cell table:style-name="ce6"/>
          <table:table-cell table:style-name="ce9" office:value-type="string">
            <text:p>p2</text:p>
          </table:table-cell>
          <table:table-cell table:style-name="ce18" office:value-type="string">
            <text:p>shino : nie mogłem ćwiczyć. kiedy wróciłem do domu, było już po siódmej.</text:p>
          </table:table-cell>
          <table:table-cell table:style-name="ce19" office:value-type="string" table:number-columns-spanned="2" table:number-rows-spanned="1">
            <text:p>when i arrived back at the house, it was already past seven o'clock</text:p>
          </table:table-cell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9.62">
            <text:p>0713 <text:s/>933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6">
            <text:p>6</text:p>
          </table:table-cell>
          <table:table-cell table:style-name="ce6"/>
          <table:table-cell table:style-name="ce9" office:value-type="string">
            <text:p>a1</text:p>
          </table:table-cell>
          <table:table-cell table:style-name="ce18" office:value-type="string">
            <text:p>كان يوم الاثنين، الثاني عشر من تموز.</text:p>
          </table:table-cell>
          <table:table-cell table:style-name="ce19"/>
          <table:table-cell table:style-name="ce19" office:value-type="string">
            <text:p>it was monday, the twelfth of july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7">
            <text:p>7</text:p>
          </table:table-cell>
          <table:table-cell table:style-name="ce6"/>
          <table:table-cell table:style-name="ce9" office:value-type="string">
            <text:p>f1</text:p>
          </table:table-cell>
          <table:table-cell table:style-name="ce18" office:value-type="string">
            <text:p>دوشنبه بود، دوازدهم ماه تير. </text:p>
          </table:table-cell>
          <table:table-cell table:style-name="ce19" office:value-type="string">
            <text:p>davooz'dahom / tiyr</text:p>
          </table:table-cell>
          <table: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4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8">
            <text:p>8</text:p>
          </table:table-cell>
          <table:table-cell table:style-name="ce6"/>
          <table:table-cell table:style-name="ce9" office:value-type="string">
            <text:p>a2</text:p>
          </table:table-cell>
          <table:table-cell table:style-name="ce18" office:value-type="string">
            <text:p>اشتریت مكعبات ثلج.</text:p>
          </table:table-cell>
          <table:table-cell table:style-name="ce20" office:value-type="string">
            <text:p>muqaAbaat / thalidhun</text:p>
          </table:table-cell>
          <table:table-cell table:style-name="ce20" office:value-type="string">
            <text:p>I bought ice cube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9">
            <text:p>9</text:p>
          </table:table-cell>
          <table:table-cell table:style-name="ce6"/>
          <table:table-cell table:style-name="ce9" office:value-type="string">
            <text:p>f2</text:p>
          </table:table-cell>
          <table:table-cell table:style-name="ce18" office:value-type="string">
            <text:p>من يک نوشيدتی داغ درست کردم</text:p>
          </table:table-cell>
          <table:table-cell table:style-name="ce19" office:value-type="string">
            <text:p>nuwshiydnee / dooG[hot / dorost[right / kyardam[have</text:p>
          </table:table-cell>
          <table:table-cell table:style-name="ce19" office:value-type="string">
            <text:p>I made a drink ho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1">
            <text:p>41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2">
            <text:p>42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3">
            <text:p>43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3">
          <table:table-cell table:style-name="ce3" table:formula="of:=ROW()-1" office:value-type="float" office:value="44">
            <text:p>44</text:p>
          </table:table-cell>
          <table:table-cell table:style-name="ce3"/>
          <table:table-cell table:style-name="ce6"/>
          <table:table-cell table:style-name="ce9"/>
          <table:table-cell table:style-name="ce18"/>
          <table:table-cell table:style-name="ce19" table:number-columns-spanned="2" table:number-rows-spanned="1"/>
          <table:covered-table-cell table:style-name="ce19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7-13T09:32:56.19">
            <text:p>0713 <text:s/>932</text:p>
          </table:table-cell>
          <table:table-cell table:number-columns-repeated="1010"/>
        </table:table-row>
        <table:table-row table:style-name="ro10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7-13T09:32:56.18">
            <text:p>0713 <text:s/>932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7-13T09:32:59.62">
            <text:p>0713 <text:s/>933</text:p>
          </table:table-cell>
          <table:table-cell table:style-name="ce7" table:formula="of:=NOW()" office:value-type="date" office:date-value="2021-07-13T09:32:59.62">
            <text:p>0713 <text:s/>933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7-13T09:32:59.62">
            <text:p>0713 <text:s/>933</text:p>
          </table:table-cell>
          <table:table-cell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0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482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2021/07/13</text:date>, <text:time>09:32:5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7-13T09:32:58.87</dc:date>
    <dc:creator>iwabuchi ken</dc:creator>
    <meta:editing-duration>P4DT12H58M</meta:editing-duration>
    <meta:editing-cycles>685</meta:editing-cycles>
    <meta:generator>OpenOffice/4.1.3$Win32 OpenOffice.org_project/413m1$Build-9783</meta:generator>
    <meta:document-statistic meta:table-count="2" meta:cell-count="758" meta:object-count="0"/>
  </office:meta>
</office:document-meta>
</file>